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custom_toolbar_1955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A0000000A9CD39ACD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gif" manifest:full-path="Object 2/Pictures/100002000000000A0000000A9CD39ACD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gif" manifest:full-path="Object 3/Pictures/100002000000000A0000000A9CD39ACD.gif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gif" manifest:full-path="Object 4/Pictures/100002000000000A0000000A9CD39ACD.gif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verdana, courie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3.944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0" style:family="table-cell" style:parent-style-name="Default" style:data-style-name="N110">
      <style:table-cell-properties fo:border="0.002cm solid #000000"/>
    </style:style>
    <style:style style:name="ce11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115">
      <style:table-cell-properties fo:border="0.002cm solid #000000"/>
    </style:style>
    <style:style style:name="ce9" style:family="table-cell" style:parent-style-name="Default" style:data-style-name="N115">
      <style:table-cell-properties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60"/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8" table:number-columns-repeated="13" table:default-cell-style-name="Default"/>
        <table:table-row table:style-name="ro1">
          <table:table-cell table:number-columns-repeated="5"/>
          <table:table-cell table:style-name="ce4" office:value-type="string">
            <text:p>mkt</text:p>
          </table:table-cell>
          <table:table-cell table:style-name="ce4" office:value-type="string">
            <text:p>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R</text:p>
          </table:table-cell>
          <table:table-cell table:style-name="ce4" office:value-type="string">
            <text:p>Mr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0">
            <text:p>0</text:p>
          </table:table-cell>
          <table:table-cell table:style-name="ce4" table:formula="of:=(3*[.I2]*[.G2]/[.J2])^0.5" office:value-type="float" office:value="0">
            <text:p>0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100">
            <text:p>100</text:p>
          </table:table-cell>
          <table:table-cell table:style-name="ce4" table:formula="of:=(3*[.I3]*[.G3]/[.J3])^0.5" office:value-type="float" office:value="293.448627431177">
            <text:p>293,45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>
          <table:table-cell table:style-name="ce12" table:number-columns-repeated="2"/>
          <table:table-cell table:number-columns-repeated="3"/>
          <table:table-cell table:style-name="ce4"/>
          <table:table-cell table:style-name="ce4" office:value-type="float" office:value="200">
            <text:p>200</text:p>
          </table:table-cell>
          <table:table-cell table:style-name="ce4" table:formula="of:=(3*[.I4]*[.G4]/[.J4])^0.5" office:value-type="float" office:value="414.999028772939">
            <text:p>415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273">
            <text:p>273</text:p>
          </table:table-cell>
          <table:table-cell table:style-name="ce4" table:formula="of:=(3*[.I5]*[.G5]/[.J5])^0.5" office:value-type="float" office:value="484.856705274444">
            <text:p>484,86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400">
            <text:p>400</text:p>
          </table:table-cell>
          <table:table-cell table:style-name="ce4" table:formula="of:=(3*[.I6]*[.G6]/[.J6])^0.5" office:value-type="float" office:value="586.897254862353">
            <text:p>586,9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500">
            <text:p>500</text:p>
          </table:table-cell>
          <table:table-cell table:style-name="ce4" table:formula="of:=(3*[.I7]*[.G7]/[.J7])^0.5" office:value-type="float" office:value="656.17107884012">
            <text:p>656,17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600">
            <text:p>600</text:p>
          </table:table-cell>
          <table:table-cell table:style-name="ce4" table:formula="of:=(3*[.I8]*[.G8]/[.J8])^0.5" office:value-type="float" office:value="718.799402926469">
            <text:p>718,8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700">
            <text:p>700</text:p>
          </table:table-cell>
          <table:table-cell table:style-name="ce4" table:formula="of:=(3*[.I9]*[.G9]/[.J9])^0.5" office:value-type="float" office:value="776.39209075614">
            <text:p>776,39</text:p>
          </table:table-cell>
          <table:table-cell table:style-name="ce4" office:value-type="float" office:value="8.31441">
            <text:p>8,31</text:p>
          </table:table-cell>
          <table:table-cell table:style-name="ce4" office:value-type="float" office:value="0.028966">
            <text:p>0,03</text:p>
          </table:table-cell>
          <table:table-cell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11"/>
          <table:table-cell office:value-type="string">
            <text:p>плотность воздуха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>
            <text:p>Вещество</text:p>
          </table:table-cell>
          <table:table-cell table:style-name="ce13" office:value-type="string">
            <text:p>Обозначение</text:p>
          </table:table-cell>
          <table:table-cell table:style-name="ce13" office:value-type="string">
            <text:p>г/моль</text:p>
          </table:table-cell>
          <table:table-cell table:style-name="ce13" office:value-type="string">
            <text:p>По массе, %</text:p>
          </table:table-cell>
          <table:table-cell office:value-type="string">
            <text:p>молярная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kg/m3</text:p>
          </table:table-cell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Азот">Азот</text:a></text:p>
          </table:table-cell>
          <table:table-cell table:style-name="ce14" office:value-type="string">
            <text:p>N2</text:p>
          </table:table-cell>
          <table:table-cell table:style-name="ce14" office:value-type="float" office:value="28.0134">
            <text:p>28,01</text:p>
          </table:table-cell>
          <table:table-cell table:style-name="ce14" office:value-type="float" office:value="75.5">
            <text:p>75,5</text:p>
          </table:table-cell>
          <table:table-cell table:formula="of:=[.G18]*[.H18]/100" office:value-type="float" office:value="21.150117">
            <text:p>21,15</text:p>
          </table:table-cell>
          <table:table-cell table:number-columns-repeated="2"/>
          <table:table-cell office:value-type="float" office:value="248.15">
            <text:p>248,15</text:p>
          </table:table-cell>
          <table:table-cell office:value-type="float" office:value="1.424">
            <text:p>1,42</text:p>
          </table:table-cell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Кислород">Кислород</text:a></text:p>
          </table:table-cell>
          <table:table-cell table:style-name="ce14" office:value-type="string">
            <text:p>O2</text:p>
          </table:table-cell>
          <table:table-cell table:style-name="ce14" office:value-type="float" office:value="31.9988">
            <text:p>32</text:p>
          </table:table-cell>
          <table:table-cell table:style-name="ce14" office:value-type="float" office:value="23.15">
            <text:p>23,15</text:p>
          </table:table-cell>
          <table:table-cell table:formula="of:=[.G19]*[.H19]/100" office:value-type="float" office:value="7.4077222">
            <text:p>7,41</text:p>
          </table:table-cell>
          <table:table-cell table:number-columns-repeated="2"/>
          <table:table-cell office:value-type="float" office:value="273.15">
            <text:p>273,15</text:p>
          </table:table-cell>
          <table:table-cell office:value-type="float" office:value="1.2929">
            <text:p>1,29</text:p>
          </table:table-cell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Аргон">Аргон</text:a></text:p>
          </table:table-cell>
          <table:table-cell table:style-name="ce14" office:value-type="string">
            <text:p>Ar</text:p>
          </table:table-cell>
          <table:table-cell table:style-name="ce14" office:value-type="float" office:value="39.948">
            <text:p>39,95</text:p>
          </table:table-cell>
          <table:table-cell table:style-name="ce14" office:value-type="float" office:value="1.292">
            <text:p>1,29</text:p>
          </table:table-cell>
          <table:table-cell table:formula="of:=[.G20]*[.H20]/100" office:value-type="float" office:value="0.51612816">
            <text:p>0,52</text:p>
          </table:table-cell>
          <table:table-cell table:number-columns-repeated="2"/>
          <table:table-cell office:value-type="float" office:value="293.15">
            <text:p>293,15</text:p>
          </table:table-cell>
          <table:table-cell office:value-type="float" office:value="1.2047">
            <text:p>1,2</text:p>
          </table:table-cell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Углекислый_газ">Углекислый газ</text:a></text:p>
          </table:table-cell>
          <table:table-cell table:style-name="ce14" office:value-type="string">
            <text:p>CO2</text:p>
          </table:table-cell>
          <table:table-cell table:style-name="ce14" office:value-type="float" office:value="44.0098">
            <text:p>44,01</text:p>
          </table:table-cell>
          <table:table-cell table:style-name="ce14" office:value-type="float" office:value="0.046">
            <text:p>0,05</text:p>
          </table:table-cell>
          <table:table-cell table:formula="of:=[.G21]*[.H21]/100" office:value-type="float" office:value="0.020244508">
            <text:p>0,02</text:p>
          </table:table-cell>
          <table:table-cell table:number-columns-repeated="2"/>
          <table:table-cell office:value-type="float" office:value="498.15">
            <text:p>498,15</text:p>
            <draw:frame table:end-cell-address="Sheet1.Q45" table:end-x="0.725cm" table:end-y="0.107cm" draw:z-index="0" draw:style-name="gr1" svg:width="11.96cm" svg:height="10.6cm" svg:x="0.056cm" svg:y="0.346cm">
              <draw:object draw:notify-on-update-of-ranges="Sheet1.L18:Sheet1.L21 Sheet1.M17:Sheet1.M17 Sheet1.M18:Sheet1.M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7083">
            <text:p>0,71</text:p>
          </table:table-cell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Неон">Неон</text:a></text:p>
          </table:table-cell>
          <table:table-cell table:style-name="ce14" office:value-type="string">
            <text:p>Ne</text:p>
          </table:table-cell>
          <table:table-cell table:style-name="ce14" office:value-type="float" office:value="20.179">
            <text:p>20,18</text:p>
          </table:table-cell>
          <table:table-cell table:style-name="ce14" office:value-type="float" office:value="0.0014">
            <text:p>0</text:p>
          </table:table-cell>
          <table:table-cell table:formula="of:=[.G22]*[.H22]/100" office:value-type="float" office:value="0.000282506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Метан">Метан</text:a></text:p>
          </table:table-cell>
          <table:table-cell table:style-name="ce14" office:value-type="string">
            <text:p>CH4</text:p>
          </table:table-cell>
          <table:table-cell table:style-name="ce14" office:value-type="float" office:value="16.04276">
            <text:p>16,04</text:p>
          </table:table-cell>
          <table:table-cell table:style-name="ce14" office:value-type="float" office:value="0.000084">
            <text:p>0</text:p>
          </table:table-cell>
          <table:table-cell table:formula="of:=[.G23]*[.H23]/100" office:value-type="float" office:value="0.0000134759184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Гелий">Гелий</text:a></text:p>
          </table:table-cell>
          <table:table-cell table:style-name="ce14" office:value-type="string">
            <text:p>He</text:p>
          </table:table-cell>
          <table:table-cell table:style-name="ce14" office:value-type="float" office:value="4.0026">
            <text:p>4</text:p>
          </table:table-cell>
          <table:table-cell table:style-name="ce14" office:value-type="float" office:value="0.000073">
            <text:p>0</text:p>
          </table:table-cell>
          <table:table-cell table:formula="of:=[.G24]*[.H24]/100" office:value-type="float" office:value="0.000002921898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Криптон">Криптон</text:a></text:p>
          </table:table-cell>
          <table:table-cell table:style-name="ce14" office:value-type="string">
            <text:p>Kr</text:p>
          </table:table-cell>
          <table:table-cell table:style-name="ce14" office:value-type="float" office:value="83.8">
            <text:p>83,8</text:p>
          </table:table-cell>
          <table:table-cell table:style-name="ce14" office:value-type="float" office:value="0.003">
            <text:p>0</text:p>
          </table:table-cell>
          <table:table-cell table:formula="of:=[.G25]*[.H25]/100" office:value-type="float" office:value="0.002514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Водород">Водород</text:a></text:p>
          </table:table-cell>
          <table:table-cell table:style-name="ce14" office:value-type="string">
            <text:p>H2</text:p>
          </table:table-cell>
          <table:table-cell table:style-name="ce14" office:value-type="float" office:value="2.01588">
            <text:p>2,02</text:p>
          </table:table-cell>
          <table:table-cell table:style-name="ce14" office:value-type="float" office:value="0.00008">
            <text:p>0</text:p>
          </table:table-cell>
          <table:table-cell table:formula="of:=[.G26]*[.H26]/100" office:value-type="float" office:value="0.000001612704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Ксенон">Ксенон</text:a></text:p>
          </table:table-cell>
          <table:table-cell table:style-name="ce14" office:value-type="string">
            <text:p>Xe</text:p>
          </table:table-cell>
          <table:table-cell table:style-name="ce14" office:value-type="float" office:value="131.29">
            <text:p>131,29</text:p>
          </table:table-cell>
          <table:table-cell table:style-name="ce14" office:value-type="float" office:value="0.00004">
            <text:p>0</text:p>
          </table:table-cell>
          <table:table-cell table:formula="of:=[.G27]*[.H27]/100" office:value-type="float" office:value="0.000052516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>
            <text:p><text:a xlink:href="http://ru.wikipedia.org/wiki/Вода">Вода</text:a></text:p>
          </table:table-cell>
          <table:table-cell table:style-name="ce14" office:value-type="string">
            <text:p>H2O</text:p>
          </table:table-cell>
          <table:table-cell table:style-name="ce14" office:value-type="float" office:value="18.01528">
            <text:p>18,02</text:p>
          </table:table-cell>
          <table:table-cell table:style-name="ce14" office:value-type="float" office:value="0">
            <text:p>0</text:p>
          </table:table-cell>
          <table:table-cell table:formula="of:=[.G28]*[.H28]/100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18]+[.I19]+[.I20]+[.I21]+[.I22]+[.I23]+[.I24]+[.I25]+[.I26]+[.I27]+[.I28]" office:value-type="float" office:value="29.0970789005204">
            <text:p>29,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pro</text:p>
          </table:table-cell>
          <table:table-cell office:value-type="float" office:value="0.1">
            <text:p>0,1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string">
            <text:p>m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p1</text:p>
          </table:table-cell>
          <table:table-cell office:value-type="float" office:value="100000">
            <text:p>100000</text:p>
          </table:table-cell>
          <table:table-cell office:value-type="string">
            <text:p>P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string">
            <text:p>m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p2</text:p>
          </table:table-cell>
          <table:table-cell table:formula="of:=[.H34]*[.H35]/[.H37]" office:value-type="float" office:value="200000">
            <text:p>200000</text:p>
          </table:table-cell>
          <table:table-cell office:value-type="string">
            <text:p>P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v2</text:p>
          </table:table-cell>
          <table:table-cell office:value-type="float" office:value="0.5">
            <text:p>0,5</text:p>
          </table:table-cell>
          <table:table-cell office:value-type="string">
            <text:p>m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A</text:p>
          </table:table-cell>
          <table:table-cell table:formula="of:=[.H32]*([.H34]*[.H33]+[.H36]*[.H33])*0.5" office:value-type="float" office:value="15000">
            <text:p>15000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E</text:p>
          </table:table-cell>
          <table:table-cell table:formula="of:=([.H34]*[.H35])-([.H36]*[.H37])" office:value-type="float" office:value="0">
            <text:p>0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delA</text:p>
          </table:table-cell>
          <table:table-cell/>
          <table:table-cell office:value-type="string">
            <text:p>J</text:p>
          </table:table-cell>
          <table:table-cell table:number-columns-repeated="4"/>
        </table:table-row>
      </table:table>
      <table:table table:name="сигма эффект сечение мол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5" table:default-cell-style-name="ce8"/>
        <table:table-column table:style-name="co6" table:default-cell-style-name="ce10"/>
        <table:table-column table:style-name="co7" table:default-cell-style-name="ce4"/>
        <table:table-row table:style-name="ro1">
          <table:table-cell table:style-name="ce4" office:value-type="string">
            <text:p>смесь</text:p>
          </table:table-cell>
          <table:table-cell table:style-name="ce4" office:value-type="string">
            <text:p>газ</text:p>
          </table:table-cell>
          <table:table-cell table:style-name="ce6" office:value-type="string">
            <text:p>ковалентный радиус</text:p>
          </table:table-cell>
          <table:table-cell table:style-name="ce6" office:value-type="string">
            <text:p>эффективное сечение</text:p>
          </table:table-cell>
          <table:table-cell table:style-name="ce6" office:value-type="string">
            <text:p>доля в смеси</text:p>
          </table:table-cell>
          <table:table-cell office:value-type="string">
            <text:p>дополнения</text:p>
          </table:table-cell>
        </table:table-row>
        <table:table-row table:style-name="ro2">
          <table:table-cell table:style-name="ce4" office:value-type="string">
            <text:p>Воздух</text:p>
          </table:table-cell>
          <table:table-cell table:style-name="ce4"/>
          <table:table-cell table:style-name="ce6" office:value-type="string">
            <text:p>pm = 10<text:span text:style-name="T1">-12</text:span> m</text:p>
          </table:table-cell>
          <table:table-cell table:style-name="ce6" office:value-type="string">
            <text:p><text:span text:style-name="T2">m</text:span><text:span text:style-name="T1">2 </text:span></text:p>
          </table:table-cell>
          <table:table-cell table:style-name="ce6" office:value-type="string">
            <text:p>По массе, %</text:p>
          </table:table-cell>
          <table:table-cell/>
        </table:table-row>
        <table:table-row table:style-name="ro1">
          <table:table-cell office:value-type="string">
            <text:p><text:a xlink:href="http://ru.wikipedia.org/wiki/Азот">Азот</text:a></text:p>
          </table:table-cell>
          <table:table-cell office:value-type="string">
            <text:p>N2</text:p>
          </table:table-cell>
          <table:table-cell office:value-type="float" office:value="75">
            <text:p>75</text:p>
          </table:table-cell>
          <table:table-cell table:formula="of:=PI()*(2*[.C3]*10^-12)^2" office:value-type="float" office:value="7.06858347057703E-020">
            <text:p>7,0686E-20</text:p>
          </table:table-cell>
          <table:table-cell office:value-type="float" office:value="75.5">
            <text:p>75,50000</text:p>
          </table:table-cell>
          <table:table-cell/>
        </table:table-row>
        <table:table-row table:style-name="ro1">
          <table:table-cell office:value-type="string">
            <text:p><text:a xlink:href="http://ru.wikipedia.org/wiki/Кислород">Кислород</text:a></text:p>
          </table:table-cell>
          <table:table-cell office:value-type="string">
            <text:p>O2</text:p>
          </table:table-cell>
          <table:table-cell office:value-type="float" office:value="73">
            <text:p>73</text:p>
          </table:table-cell>
          <table:table-cell table:formula="of:=PI()*(2*[.C4]*10^-12)^2" office:value-type="float" office:value="6.696618900392E-020">
            <text:p>6,6966E-20</text:p>
          </table:table-cell>
          <table:table-cell office:value-type="float" office:value="23.15">
            <text:p>23,15000</text:p>
          </table:table-cell>
          <table:table-cell/>
        </table:table-row>
        <table:table-row table:style-name="ro1">
          <table:table-cell office:value-type="string">
            <text:p><text:a xlink:href="http://ru.wikipedia.org/wiki/Аргон">Аргон</text:a></text:p>
          </table:table-cell>
          <table:table-cell office:value-type="string">
            <text:p>Ar</text:p>
          </table:table-cell>
          <table:table-cell office:value-type="float" office:value="106">
            <text:p>106</text:p>
          </table:table-cell>
          <table:table-cell table:formula="of:=PI()*(2*[.C5]*10^-12)^2" office:value-type="float" office:value="1.4119574022294E-019">
            <text:p>1,4120E-19</text:p>
          </table:table-cell>
          <table:table-cell office:value-type="float" office:value="1.292">
            <text:p>1,29200</text:p>
          </table:table-cell>
          <table:table-cell/>
        </table:table-row>
        <table:table-row table:style-name="ro1">
          <table:table-cell office:value-type="string">
            <text:p><text:a xlink:href="http://ru.wikipedia.org/wiki/Углекислый_газ">Углекислый газ</text:a></text:p>
          </table:table-cell>
          <table:table-cell office:value-type="string">
            <text:p>CO2</text:p>
          </table:table-cell>
          <table:table-cell office:value-type="float" office:value="77">
            <text:p>77</text:p>
          </table:table-cell>
          <table:table-cell table:formula="of:=PI()*(2*[.C6]*10^-12)^2" office:value-type="float" office:value="7.45060113725355E-020">
            <text:p>7,4506E-20</text:p>
          </table:table-cell>
          <table:table-cell office:value-type="float" office:value="0.046">
            <text:p>0,04600</text:p>
          </table:table-cell>
          <table:table-cell office:value-type="string">
            <text:p>ков. рад. по С</text:p>
          </table:table-cell>
        </table:table-row>
        <table:table-row table:style-name="ro1">
          <table:table-cell office:value-type="string">
            <text:p><text:a xlink:href="http://ru.wikipedia.org/wiki/Неон">Неон</text:a></text:p>
          </table:table-cell>
          <table:table-cell office:value-type="string">
            <text:p>Ne</text:p>
          </table:table-cell>
          <table:table-cell office:value-type="float" office:value="58">
            <text:p>58</text:p>
          </table:table-cell>
          <table:table-cell table:formula="of:=PI()*(2*[.C7]*10^-12)^2" office:value-type="float" office:value="4.22732707467043E-020">
            <text:p>4,2273E-20</text:p>
          </table:table-cell>
          <table:table-cell office:value-type="float" office:value="0.0014">
            <text:p>0,00140</text:p>
          </table:table-cell>
          <table:table-cell/>
        </table:table-row>
        <table:table-row table:style-name="ro1">
          <table:table-cell office:value-type="string">
            <text:p><text:a xlink:href="http://ru.wikipedia.org/wiki/Криптон">Криптон</text:a></text:p>
          </table:table-cell>
          <table:table-cell office:value-type="string">
            <text:p>Kr</text:p>
          </table:table-cell>
          <table:table-cell office:value-type="float" office:value="116">
            <text:p>116</text:p>
          </table:table-cell>
          <table:table-cell table:formula="of:=PI()*(2*[.C8]*10^-12)^2" office:value-type="float" office:value="1.69093082986817E-019">
            <text:p>1,6909E-19</text:p>
          </table:table-cell>
          <table:table-cell office:value-type="float" office:value="0.003">
            <text:p>0,00300</text:p>
          </table:table-cell>
          <table:table-cell/>
        </table:table-row>
        <table:table-row table:style-name="ro1">
          <table:table-cell office:value-type="string">
            <text:p><text:a xlink:href="http://ru.wikipedia.org/wiki/Метан">Метан</text:a></text:p>
          </table:table-cell>
          <table:table-cell office:value-type="string">
            <text:p>CH4</text:p>
          </table:table-cell>
          <table:table-cell office:value-type="string">
            <text:p>Не учтено</text:p>
          </table:table-cell>
          <table:table-cell/>
          <table:table-cell office:value-type="float" office:value="0.000084">
            <text:p>0,00008</text:p>
          </table:table-cell>
          <table:table-cell/>
        </table:table-row>
        <table:table-row table:style-name="ro1">
          <table:table-cell office:value-type="string">
            <text:p><text:a xlink:href="http://ru.wikipedia.org/wiki/Гелий">Гелий</text:a></text:p>
          </table:table-cell>
          <table:table-cell office:value-type="string">
            <text:p>He</text:p>
          </table:table-cell>
          <table:table-cell office:value-type="string">
            <text:p>Не учтено</text:p>
          </table:table-cell>
          <table:table-cell/>
          <table:table-cell office:value-type="float" office:value="0.000073">
            <text:p>0,00007</text:p>
          </table:table-cell>
          <table:table-cell/>
        </table:table-row>
        <table:table-row table:style-name="ro1">
          <table:table-cell office:value-type="string">
            <text:p><text:a xlink:href="http://ru.wikipedia.org/wiki/Водород">Водород</text:a></text:p>
          </table:table-cell>
          <table:table-cell office:value-type="string">
            <text:p>H2</text:p>
          </table:table-cell>
          <table:table-cell office:value-type="string">
            <text:p>Не учтено</text:p>
          </table:table-cell>
          <table:table-cell/>
          <table:table-cell office:value-type="float" office:value="0.00008">
            <text:p>0,00008</text:p>
          </table:table-cell>
          <table:table-cell/>
        </table:table-row>
        <table:table-row table:style-name="ro1">
          <table:table-cell office:value-type="string">
            <text:p><text:a xlink:href="http://ru.wikipedia.org/wiki/Ксенон">Ксенон</text:a></text:p>
          </table:table-cell>
          <table:table-cell office:value-type="string">
            <text:p>Xe</text:p>
          </table:table-cell>
          <table:table-cell office:value-type="string">
            <text:p>Не учтено</text:p>
          </table:table-cell>
          <table:table-cell/>
          <table:table-cell office:value-type="float" office:value="0.00004">
            <text:p>0,00004</text:p>
          </table:table-cell>
          <table:table-cell/>
        </table:table-row>
        <table:table-row table:style-name="ro1">
          <table:table-cell office:value-type="string">
            <text:p><text:a xlink:href="http://ru.wikipedia.org/wiki/Вода">Вода</text:a></text:p>
          </table:table-cell>
          <table:table-cell office:value-type="string">
            <text:p>H2O</text:p>
          </table:table-cell>
          <table:table-cell office:value-type="string">
            <text:p>Не учтено</text:p>
          </table:table-cell>
          <table:table-cell/>
          <table:table-cell office:value-type="float" office:value="0">
            <text:p>0,00000</text:p>
          </table:table-cell>
          <table:table-cell/>
        </table:table-row>
        <table:table-row table:style-name="ro2">
          <table:table-cell table:style-name="ce4" office:value-type="string">
            <text:p><text:a xlink:href="http://ru.wikipedia.org/wiki/Воздух">Воздух</text:a></text:p>
          </table:table-cell>
          <table:table-cell table:style-name="ce4"/>
          <table:table-cell table:style-name="ce7" office:value-type="string">
            <text:p>усредненое сечение</text:p>
          </table:table-cell>
          <table:table-cell table:style-name="ce9" table:formula="of:=([.D3]*[.E3]+[.D4]*[.E4]+[.D5]*[.E5]+[.D6]*[.E6]+[.D7]*[.E7]+[.D8]*[.E8])/100" office:value-type="float" office:value="7.07346643044559E-020">
            <text:p>7,0735E-20</text:p>
          </table:table-cell>
          <table:table-cell table:style-name="ce7" office:value-type="string">
            <text:p>учитывая вклад в %</text:p>
          </table:table-cell>
          <table:table-cell table:style-name="ce11"/>
        </table:table-row>
      </table:table>
      <table:table table:name="скор звук возд" table:style-name="ta1" table:print="false">
        <table:table-column table:style-name="co8" table:default-cell-style-name="ce4"/>
        <table:table-column table:style-name="co8" table:number-columns-repeated="3" table:default-cell-style-name="ce5"/>
        <table:table-column table:style-name="co8" table:number-columns-repeated="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table:number-columns-spanned="1" table:number-rows-spanned="2">
            <text:p>°C</text:p>
          </table:table-cell>
          <table:table-cell table:style-name="ce18" office:value-type="string" table:number-columns-spanned="2" table:number-rows-spanned="1">
            <text:p>скорость звука в воздухе </text:p>
          </table:table-cell>
          <table:covered-table-cell table:style-name="ce4"/>
          <table:table-cell>
            <draw:frame table:end-cell-address="'скор звук возд'.K31" table:end-x="1.729cm" table:end-y="0.213cm" draw:z-index="0" draw:name="скор звук от температуры" draw:style-name="gr1" svg:width="15.166cm" svg:height="13.203cm" svg:x="0.112cm" svg:y="0.107cm">
              <draw:object draw:notify-on-update-of-ranges="'скор звук возд'.A4:'скор звук возд'.A19 'скор звук возд'.C4:'скор звук возд'.C19" xlink:href="./Object 2" xlink:type="simple" xlink:show="embed" xlink:actuate="onLoad"/>
              <draw:image xlink:href="./ObjectReplacements/Object 2" xlink:type="simple" xlink:show="embed" xlink:actuate="onLoad"/>
              <svg:title>скор звук от темпер</svg:title>
            </draw:frame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covered-table-cell table:style-name="ce4"/>
          <table:table-cell table:style-name="ce18" office:value-type="string">
            <text:p>м/с</text:p>
          </table:table-cell>
          <table:table-cell table:style-name="ce18" office:value-type="string">
            <text:p>км/ч</text:p>
          </table:table-cell>
          <table:table-cell table:number-columns-repeated="4"/>
        </table:table-row>
        <table:table-row table:style-name="ro1">
          <table:table-cell table:formula="of:=273.15+[.B4]" office:value-type="float" office:value="123.15">
            <text:p>123,15</text:p>
          </table:table-cell>
          <table:table-cell office:value-type="float" office:value="-150">
            <text:p>-150</text:p>
          </table:table-cell>
          <table:table-cell office:value-type="float" office:value="216.7">
            <text:p>216,7</text:p>
          </table:table-cell>
          <table:table-cell office:value-type="float" office:value="780.1">
            <text:p>780,1</text:p>
          </table:table-cell>
          <table:table-cell table:number-columns-repeated="4"/>
        </table:table-row>
        <table:table-row table:style-name="ro1">
          <table:table-cell table:formula="of:=273.15+[.B5]" office:value-type="float" office:value="173.15">
            <text:p>173,15</text:p>
          </table:table-cell>
          <table:table-cell office:value-type="float" office:value="-100">
            <text:p>-100</text:p>
          </table:table-cell>
          <table:table-cell office:value-type="float" office:value="263.7">
            <text:p>263,7</text:p>
          </table:table-cell>
          <table:table-cell office:value-type="float" office:value="949.2">
            <text:p>949,2</text:p>
          </table:table-cell>
          <table:table-cell table:number-columns-repeated="4"/>
        </table:table-row>
        <table:table-row table:style-name="ro1">
          <table:table-cell table:formula="of:=273.15+[.B6]" office:value-type="float" office:value="223.15">
            <text:p>223,15</text:p>
          </table:table-cell>
          <table:table-cell office:value-type="float" office:value="-50">
            <text:p>-50</text:p>
          </table:table-cell>
          <table:table-cell office:value-type="float" office:value="299.3">
            <text:p>299,3</text:p>
          </table:table-cell>
          <table:table-cell office:value-type="float" office:value="1077.6">
            <text:p>1077,6</text:p>
          </table:table-cell>
          <table:table-cell table:number-columns-repeated="4"/>
        </table:table-row>
        <table:table-row table:style-name="ro1">
          <table:table-cell table:formula="of:=273.15+[.B7]" office:value-type="float" office:value="253.15">
            <text:p>253,15</text:p>
          </table:table-cell>
          <table:table-cell office:value-type="float" office:value="-20">
            <text:p>-20</text:p>
          </table:table-cell>
          <table:table-cell office:value-type="float" office:value="318.8">
            <text:p>318,8</text:p>
          </table:table-cell>
          <table:table-cell office:value-type="float" office:value="1147.8">
            <text:p>1147,8</text:p>
          </table:table-cell>
          <table:table-cell table:number-columns-repeated="4"/>
        </table:table-row>
        <table:table-row table:style-name="ro1">
          <table:table-cell table:formula="of:=273.15+[.B8]" office:value-type="float" office:value="263.15">
            <text:p>263,15</text:p>
          </table:table-cell>
          <table:table-cell office:value-type="float" office:value="-10">
            <text:p>-10</text:p>
          </table:table-cell>
          <table:table-cell office:value-type="float" office:value="325.1">
            <text:p>325,1</text:p>
          </table:table-cell>
          <table:table-cell office:value-type="float" office:value="1170.3">
            <text:p>1170,3</text:p>
          </table:table-cell>
          <table:table-cell table:number-columns-repeated="4"/>
        </table:table-row>
        <table:table-row table:style-name="ro1">
          <table:table-cell table:formula="of:=273.15+[.B9]" office:value-type="float" office:value="273.15">
            <text:p>273,15</text:p>
          </table:table-cell>
          <table:table-cell office:value-type="float" office:value="0">
            <text:p>0</text:p>
          </table:table-cell>
          <table:table-cell office:value-type="float" office:value="331.5">
            <text:p>331,5</text:p>
          </table:table-cell>
          <table:table-cell office:value-type="float" office:value="1193.4">
            <text:p>1193,4</text:p>
          </table:table-cell>
          <table:table-cell table:number-columns-repeated="4"/>
        </table:table-row>
        <table:table-row table:style-name="ro1">
          <table:table-cell table:formula="of:=273.15+[.B10]" office:value-type="float" office:value="283.15">
            <text:p>283,15</text:p>
          </table:table-cell>
          <table:table-cell office:value-type="float" office:value="10">
            <text:p>10</text:p>
          </table:table-cell>
          <table:table-cell office:value-type="float" office:value="337.3">
            <text:p>337,3</text:p>
          </table:table-cell>
          <table:table-cell office:value-type="float" office:value="1214.1">
            <text:p>1214,1</text:p>
          </table:table-cell>
          <table:table-cell table:number-columns-repeated="4"/>
        </table:table-row>
        <table:table-row table:style-name="ro1">
          <table:table-cell table:formula="of:=273.15+[.B11]" office:value-type="float" office:value="293.15">
            <text:p>293,15</text:p>
          </table:table-cell>
          <table:table-cell office:value-type="float" office:value="20">
            <text:p>20</text:p>
          </table:table-cell>
          <table:table-cell office:value-type="float" office:value="343.1">
            <text:p>343,1</text:p>
          </table:table-cell>
          <table:table-cell office:value-type="float" office:value="1235.2">
            <text:p>1235,2</text:p>
          </table:table-cell>
          <table:table-cell table:number-columns-repeated="4"/>
        </table:table-row>
        <table:table-row table:style-name="ro1">
          <table:table-cell table:formula="of:=273.15+[.B12]" office:value-type="float" office:value="303.15">
            <text:p>303,15</text:p>
          </table:table-cell>
          <table:table-cell office:value-type="float" office:value="30">
            <text:p>30</text:p>
          </table:table-cell>
          <table:table-cell office:value-type="float" office:value="348.9">
            <text:p>348,9</text:p>
          </table:table-cell>
          <table:table-cell office:value-type="float" office:value="1256.2">
            <text:p>1256,2</text:p>
          </table:table-cell>
          <table:table-cell table:number-columns-repeated="4"/>
        </table:table-row>
        <table:table-row table:style-name="ro1">
          <table:table-cell table:formula="of:=273.15+[.B13]" office:value-type="float" office:value="323.15">
            <text:p>323,15</text:p>
          </table:table-cell>
          <table:table-cell office:value-type="float" office:value="50">
            <text:p>50</text:p>
          </table:table-cell>
          <table:table-cell office:value-type="float" office:value="360.3">
            <text:p>360,3</text:p>
          </table:table-cell>
          <table:table-cell office:value-type="float" office:value="1296.9">
            <text:p>1296,9</text:p>
          </table:table-cell>
          <table:table-cell table:number-columns-repeated="4"/>
        </table:table-row>
        <table:table-row table:style-name="ro1">
          <table:table-cell table:formula="of:=273.15+[.B14]" office:value-type="float" office:value="373.15">
            <text:p>373,15</text:p>
          </table:table-cell>
          <table:table-cell office:value-type="float" office:value="100">
            <text:p>100</text:p>
          </table:table-cell>
          <table:table-cell office:value-type="float" office:value="387.1">
            <text:p>387,1</text:p>
          </table:table-cell>
          <table:table-cell office:value-type="float" office:value="1393.7">
            <text:p>1393,7</text:p>
          </table:table-cell>
          <table:table-cell table:number-columns-repeated="4"/>
        </table:table-row>
        <table:table-row table:style-name="ro1">
          <table:table-cell table:formula="of:=273.15+[.B15]" office:value-type="float" office:value="473.15">
            <text:p>473,15</text:p>
          </table:table-cell>
          <table:table-cell office:value-type="float" office:value="200">
            <text:p>200</text:p>
          </table:table-cell>
          <table:table-cell office:value-type="float" office:value="436">
            <text:p>436</text:p>
          </table:table-cell>
          <table:table-cell office:value-type="float" office:value="1569.5">
            <text:p>1569,5</text:p>
          </table:table-cell>
          <table:table-cell table:number-columns-repeated="4"/>
        </table:table-row>
        <table:table-row table:style-name="ro1">
          <table:table-cell table:formula="of:=273.15+[.B16]" office:value-type="float" office:value="573.15">
            <text:p>573,15</text:p>
          </table:table-cell>
          <table:table-cell office:value-type="float" office:value="300">
            <text:p>300</text:p>
          </table:table-cell>
          <table:table-cell office:value-type="float" office:value="479.8">
            <text:p>479,8</text:p>
          </table:table-cell>
          <table:table-cell office:value-type="float" office:value="1727.4">
            <text:p>1727,4</text:p>
          </table:table-cell>
          <table:table-cell table:number-columns-repeated="4"/>
        </table:table-row>
        <table:table-row table:style-name="ro1">
          <table:table-cell table:formula="of:=273.15+[.B17]" office:value-type="float" office:value="673.15">
            <text:p>673,15</text:p>
          </table:table-cell>
          <table:table-cell office:value-type="float" office:value="400">
            <text:p>400</text:p>
          </table:table-cell>
          <table:table-cell office:value-type="float" office:value="520">
            <text:p>520</text:p>
          </table:table-cell>
          <table:table-cell office:value-type="float" office:value="1872.1">
            <text:p>1872,1</text:p>
          </table:table-cell>
          <table:table-cell table:number-columns-repeated="4"/>
        </table:table-row>
        <table:table-row table:style-name="ro1">
          <table:table-cell table:formula="of:=273.15+[.B18]" office:value-type="float" office:value="773.15">
            <text:p>773,15</text:p>
          </table:table-cell>
          <table:table-cell office:value-type="float" office:value="500">
            <text:p>500</text:p>
          </table:table-cell>
          <table:table-cell office:value-type="float" office:value="557.3">
            <text:p>557,3</text:p>
          </table:table-cell>
          <table:table-cell office:value-type="float" office:value="2006.4">
            <text:p>2006,4</text:p>
          </table:table-cell>
          <table:table-cell table:number-columns-repeated="4"/>
        </table:table-row>
        <table:table-row table:style-name="ro1">
          <table:table-cell table:formula="of:=273.15+[.B19]" office:value-type="float" office:value="1273.15">
            <text:p>1273,15</text:p>
          </table:table-cell>
          <table:table-cell office:value-type="float" office:value="1000">
            <text:p>1000</text:p>
          </table:table-cell>
          <table:table-cell office:value-type="float" office:value="715.2">
            <text:p>715,2</text:p>
          </table:table-cell>
          <table:table-cell office:value-type="float" office:value="2574.8">
            <text:p>2574,8</text:p>
          </table:table-cell>
          <table:table-cell table:number-columns-repeated="4"/>
        </table:table-row>
        <table:table-row table:style-name="ro1" table:number-rows-repeated="14">
          <table:table-cell table:style-name="Default" table:number-columns-repeated="4"/>
          <table:table-cell table:number-columns-repeated="4"/>
        </table:table-row>
        <table:table-row table:style-name="ro3">
          <table:table-cell table:style-name="Default"/>
          <table:table-cell table:style-name="ce16" office:value-type="string" table:number-columns-spanned="3" table:number-rows-spanned="1">
            <text:p>Таблица. Усредненное давление атмосферы на различной высоте над уровнем моря. </text:p>
          </table:table-cell>
          <table:covered-table-cell table:style-name="Default"/>
          <table:covered-table-cell table:style-name="Default"/>
          <table:table-cell/>
          <table:table-cell table:style-name="ce16" office:value-type="string" table:number-columns-spanned="3" table:number-rows-spanned="1">
            <text:p>Скорость звука в воздухе на различной высоте над уровнем моря. При 15 °C и 760 мм рт.ст. (101325 Па) на уровне моря. </text:p>
          </table:table-cell>
          <table:covered-table-cell table:number-columns-repeated="2"/>
        </table:table-row>
        <table:table-row table:style-name="ro4">
          <table:table-cell office:value-type="string">
            <text:p>м</text:p>
          </table:table-cell>
          <table:table-cell table:style-name="ce17" office:value-type="string">
            <text:p>Высота,км </text:p>
          </table:table-cell>
          <table:table-cell table:style-name="ce19" office:value-type="string">
            <text:p>Давление, Па </text:p>
          </table:table-cell>
          <table:table-cell table:style-name="ce19" office:value-type="string">
            <text:p>Давление мм рт.ст. </text:p>
          </table:table-cell>
          <table:table-cell/>
          <table:table-cell table:style-name="ce17" office:value-type="string">
            <text:p>Высота,м </text:p>
          </table:table-cell>
          <table:table-cell table:style-name="ce19" office:value-type="string">
            <text:p>Скорость звука, м/с</text:p>
          </table:table-cell>
          <table:table-cell/>
        </table:table-row>
        <table:table-row table:style-name="ro1">
          <table:table-cell table:formula="of:=[.B36]*100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1325">
            <text:p>101325</text:p>
          </table:table-cell>
          <table:table-cell office:value-type="float" office:value="760">
            <text:p>760</text:p>
          </table:table-cell>
          <table:table-cell/>
          <table:table-cell office:value-type="float" office:value="0">
            <text:p>0</text:p>
          </table:table-cell>
          <table:table-cell office:value-type="float" office:value="340.29">
            <text:p>340,29</text:p>
          </table:table-cell>
          <table:table-cell/>
        </table:table-row>
        <table:table-row table:style-name="ro1">
          <table:table-cell table:formula="of:=[.B37]*1000"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00726">
            <text:p>100726</text:p>
          </table:table-cell>
          <table:table-cell office:value-type="float" office:value="755">
            <text:p>755</text:p>
          </table:table-cell>
          <table:table-cell/>
          <table:table-cell office:value-type="float" office:value="50">
            <text:p>50</text:p>
          </table:table-cell>
          <table:table-cell office:value-type="float" office:value="340.1">
            <text:p>340,1</text:p>
          </table:table-cell>
          <table:table-cell/>
        </table:table-row>
        <table:table-row table:style-name="ro1">
          <table:table-cell table:formula="of:=[.B38]*1000" office:value-type="float" office:value="100">
            <text:p>100</text:p>
          </table:table-cell>
          <table:table-cell office:value-type="float" office:value="0.1">
            <text:p>0,1</text:p>
          </table:table-cell>
          <table:table-cell office:value-type="float" office:value="100129">
            <text:p>100129</text:p>
          </table:table-cell>
          <table:table-cell office:value-type="float" office:value="751">
            <text:p>751</text:p>
          </table:table-cell>
          <table:table-cell/>
          <table:table-cell office:value-type="float" office:value="100">
            <text:p>100</text:p>
          </table:table-cell>
          <table:table-cell office:value-type="float" office:value="339.91">
            <text:p>339,91</text:p>
          </table:table-cell>
          <table:table-cell/>
        </table:table-row>
        <table:table-row table:style-name="ro1">
          <table:table-cell table:formula="of:=[.B39]*1000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89876">
            <text:p>89876</text:p>
          </table:table-cell>
          <table:table-cell office:value-type="float" office:value="674.1">
            <text:p>674,1</text:p>
          </table:table-cell>
          <table:table-cell/>
          <table:table-cell office:value-type="float" office:value="200">
            <text:p>200</text:p>
          </table:table-cell>
          <table:table-cell office:value-type="float" office:value="339.53">
            <text:p>339,53</text:p>
          </table:table-cell>
          <table:table-cell/>
        </table:table-row>
        <table:table-row table:style-name="ro1">
          <table:table-cell table:formula="of:=[.B40]*1000"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79501">
            <text:p>79501</text:p>
          </table:table-cell>
          <table:table-cell office:value-type="float" office:value="596.3">
            <text:p>596,3</text:p>
          </table:table-cell>
          <table:table-cell/>
          <table:table-cell office:value-type="float" office:value="300">
            <text:p>300</text:p>
          </table:table-cell>
          <table:table-cell office:value-type="float" office:value="339.14">
            <text:p>339,14</text:p>
          </table:table-cell>
          <table:table-cell/>
        </table:table-row>
        <table:table-row table:style-name="ro1">
          <table:table-cell table:formula="of:=[.B41]*1000" office:value-type="float" office:value="5000">
            <text:p>5000</text:p>
          </table:table-cell>
          <table:table-cell office:value-type="float" office:value="5">
            <text:p>5</text:p>
          </table:table-cell>
          <table:table-cell office:value-type="float" office:value="54048">
            <text:p>54048</text:p>
          </table:table-cell>
          <table:table-cell office:value-type="float" office:value="405.4">
            <text:p>405,4</text:p>
          </table:table-cell>
          <table:table-cell/>
          <table:table-cell office:value-type="float" office:value="400">
            <text:p>400</text:p>
          </table:table-cell>
          <table:table-cell office:value-type="float" office:value="338.76">
            <text:p>338,76</text:p>
          </table:table-cell>
          <table:table-cell/>
        </table:table-row>
        <table:table-row table:style-name="ro1">
          <table:table-cell table:formula="of:=[.B42]*1000" office:value-type="float" office:value="8000">
            <text:p>8000</text:p>
          </table:table-cell>
          <table:table-cell office:value-type="float" office:value="8">
            <text:p>8</text:p>
          </table:table-cell>
          <table:table-cell office:value-type="float" office:value="35652">
            <text:p>35652</text:p>
          </table:table-cell>
          <table:table-cell office:value-type="float" office:value="267.4">
            <text:p>267,4</text:p>
          </table:table-cell>
          <table:table-cell/>
          <table:table-cell office:value-type="float" office:value="500">
            <text:p>500</text:p>
          </table:table-cell>
          <table:table-cell office:value-type="float" office:value="338.38">
            <text:p>338,38</text:p>
          </table:table-cell>
          <table:table-cell/>
        </table:table-row>
        <table:table-row table:style-name="ro1">
          <table:table-cell table:formula="of:=[.B43]*1000"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float" office:value="26500">
            <text:p>26500</text:p>
          </table:table-cell>
          <table:table-cell office:value-type="float" office:value="198.8">
            <text:p>198,8</text:p>
          </table:table-cell>
          <table:table-cell/>
          <table:table-cell office:value-type="float" office:value="600">
            <text:p>600</text:p>
          </table:table-cell>
          <table:table-cell office:value-type="float" office:value="337.98">
            <text:p>337,98</text:p>
          </table:table-cell>
          <table:table-cell/>
        </table:table-row>
        <table:table-row table:style-name="ro1">
          <table:table-cell table:formula="of:=[.B44]*1000" office:value-type="float" office:value="12000">
            <text:p>12000</text:p>
          </table:table-cell>
          <table:table-cell office:value-type="float" office:value="12">
            <text:p>12</text:p>
          </table:table-cell>
          <table:table-cell office:value-type="float" office:value="19399">
            <text:p>19399</text:p>
          </table:table-cell>
          <table:table-cell office:value-type="float" office:value="145.5">
            <text:p>145,5</text:p>
          </table:table-cell>
          <table:table-cell/>
          <table:table-cell office:value-type="float" office:value="700">
            <text:p>700</text:p>
          </table:table-cell>
          <table:table-cell office:value-type="float" office:value="337.6">
            <text:p>337,6</text:p>
          </table:table-cell>
          <table:table-cell/>
        </table:table-row>
        <table:table-row table:style-name="ro1">
          <table:table-cell table:formula="of:=[.B45]*1000" office:value-type="float" office:value="15000">
            <text:p>15000</text:p>
          </table:table-cell>
          <table:table-cell office:value-type="float" office:value="15">
            <text:p>15</text:p>
          </table:table-cell>
          <table:table-cell office:value-type="float" office:value="12112">
            <text:p>12112</text:p>
          </table:table-cell>
          <table:table-cell office:value-type="float" office:value="90.8">
            <text:p>90,8</text:p>
          </table:table-cell>
          <table:table-cell/>
          <table:table-cell office:value-type="float" office:value="800">
            <text:p>800</text:p>
          </table:table-cell>
          <table:table-cell office:value-type="float" office:value="337.21">
            <text:p>337,21</text:p>
          </table:table-cell>
          <table:table-cell/>
        </table:table-row>
        <table:table-row table:style-name="ro1">
          <table:table-cell table:formula="of:=[.B46]*1000" office:value-type="float" office:value="20000">
            <text:p>20000</text:p>
          </table:table-cell>
          <table:table-cell office:value-type="float" office:value="20">
            <text:p>20</text:p>
          </table:table-cell>
          <table:table-cell office:value-type="float" office:value="5529">
            <text:p>5529</text:p>
          </table:table-cell>
          <table:table-cell office:value-type="float" office:value="41.5">
            <text:p>41,5</text:p>
          </table:table-cell>
          <table:table-cell/>
          <table:table-cell office:value-type="float" office:value="900">
            <text:p>900</text:p>
          </table:table-cell>
          <table:table-cell office:value-type="float" office:value="336.82">
            <text:p>336,82</text:p>
          </table:table-cell>
          <table:table-cell/>
        </table:table-row>
        <table:table-row table:style-name="ro1">
          <table:table-cell table:formula="of:=[.B47]*1000"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1197">
            <text:p>1197</text:p>
          </table:table-cell>
          <table:table-cell office:value-type="float" office:value="8.98">
            <text:p>8,98</text:p>
          </table:table-cell>
          <table:table-cell/>
          <table:table-cell office:value-type="float" office:value="1000">
            <text:p>1000</text:p>
          </table:table-cell>
          <table:table-cell office:value-type="float" office:value="336.43">
            <text:p>336,43</text:p>
          </table:table-cell>
          <table:table-cell/>
        </table:table-row>
        <table:table-row table:style-name="ro1">
          <table:table-cell table:formula="of:=[.B48]*1000"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79.8">
            <text:p>79,8</text:p>
          </table:table-cell>
          <table:table-cell office:value-type="float" office:value="0.59">
            <text:p>0,59</text:p>
          </table:table-cell>
          <table:table-cell/>
          <table:table-cell office:value-type="float" office:value="5000">
            <text:p>5000</text:p>
          </table:table-cell>
          <table:table-cell office:value-type="float" office:value="320.54">
            <text:p>320,54</text:p>
          </table:table-cell>
          <table:table-cell/>
        </table:table-row>
        <table:table-row table:style-name="ro1">
          <table:table-cell table:formula="of:=[.B49]*1000" office:value-type="float" office:value="100000">
            <text:p>100000</text:p>
          </table:table-cell>
          <table:table-cell office:value-type="float" office:value="100">
            <text:p>100</text:p>
          </table:table-cell>
          <table:table-cell office:value-type="string">
            <text:p>3,19*10-2 </text:p>
          </table:table-cell>
          <table:table-cell office:value-type="string">
            <text:p>2,4*10-4 </text:p>
          </table:table-cell>
          <table:table-cell table:number-columns-repeated="4"/>
        </table:table-row>
        <table:table-row table:style-name="ro1">
          <table:table-cell table:formula="of:=[.B50]*1000" office:value-type="float" office:value="120000">
            <text:p>120000</text:p>
          </table:table-cell>
          <table:table-cell office:value-type="float" office:value="120">
            <text:p>120</text:p>
          </table:table-cell>
          <table:table-cell office:value-type="string">
            <text:p>2,67*10-3 </text:p>
          </table:table-cell>
          <table:table-cell office:value-type="string">
            <text:p>2,0*10-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>
            <draw:frame table:end-cell-address="'скор звук возд'.F77" table:end-x="1.116cm" table:end-y="0.275cm" draw:z-index="1" draw:style-name="gr1" svg:width="11.693cm" svg:height="11.06cm" svg:x="0.713cm" svg:y="0.054cm">
              <draw:object draw:notify-on-update-of-ranges="'скор звук возд'.A36:'скор звук возд'.A50 'скор звук возд'.C36:'скор звук возд'.C5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'скор звук возд'.L75" table:end-x="0.725cm" table:end-y="0.247cm" draw:z-index="2" draw:style-name="gr1" svg:width="12.082cm" svg:height="10.094cm" svg:x="2.192cm" svg:y="0.089cm">
              <draw:object draw:notify-on-update-of-ranges="'скор звук возд'.F36:'скор звук возд'.F52 'скор звук возд'.G36:'скор звук возд'.G5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verdana, courie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20" number:min-integer-digits="1"/>
    </number:number-style>
    <number:number-style style:name="N114">
      <number:scientific-number number:decimal-places="3" number:min-integer-digits="1" number:min-exponent-digits="3"/>
    </number:number-style>
    <number:number-style style:name="N115">
      <number:scientific-number number:decimal-places="4" number:min-integer-digits="1" number:min-exponent-digits="2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01.12.2010</text:date>, <text:time>19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13M07S</meta:editing-duration>
    <meta:editing-cycles>59</meta:editing-cycles>
    <meta:generator>OpenOffice.org/3.2$Win32 OpenOffice.org_project/320m18$Build-9502</meta:generator>
    <dc:date>2010-12-01T19:00:28.48</dc:date>
    <meta:document-statistic meta:table-count="3" meta:cell-count="363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spline-order="3" chart:right-angled-axes="true" chart:regression-type="power">
        <chart:symbol-image xlink:href="Pictures/100002000000000A0000000A9CD39ACD.gif" xlink:type="simple" xlink:actuate="onLoad"/>
      </style:chart-properties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image" chart:symbol-width="0.265cm" chart:symbol-height="0.265cm" chart:regression-type="power">
        <chart:symbol-image xlink:href="Pictures/100002000000000A0000000A9CD39ACD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text-properties fo:font-size="14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61cm" svg:height="10.601cm" xlink:href=".." chart:class="chart:scatter" chart:style-name="ch1">
        <chart:title svg:x="1.438cm" svg:y="0.181cm" chart:style-name="ch2">
          <text:p>плотность воздуха
функция температуры</text:p>
        </chart:title>
        <chart:plot-area chart:style-name="ch3" table:cell-range-address="Sheet1.L17:Sheet1.M21" chart:data-source-has-labels="row" svg:x="0.277cm" svg:y="1.373cm" svg:width="11.084cm" svg:height="9.003cm">
          <chart:axis chart:dimension="x" chart:name="primary-x" chart:style-name="ch4">
            <chart:title svg:x="6.012cm" svg:y="9.991cm" chart:style-name="ch5">
              <text:p>K</text:p>
            </chart:title>
            <chart:grid chart:style-name="ch6" chart:class="major"/>
          </chart:axis>
          <chart:axis chart:dimension="y" chart:name="primary-y" chart:style-name="ch7">
            <chart:title svg:x="0.239cm" svg:y="6.025cm" chart:style-name="ch8">
              <text:p>kg/m3</text:p>
            </chart:title>
            <chart:grid chart:style-name="ch6" chart:class="major"/>
          </chart:axis>
          <chart:series chart:style-name="ch9" chart:values-cell-range-address="Sheet1.M18:Sheet1.M21" chart:label-cell-address="Sheet1.M17:Sheet1.M17" chart:class="chart:scatter">
            <chart:domain table:cell-range-address="Sheet1.L18:Sheet1.L21"/>
            <chart:regression-curve chart:style-name="ch10">
              <chart:equation chart:display-r-square="true" svg:x="6.997cm" svg:y="0.17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 text:id="Sheet1.M17:Sheet1.M17">kg/m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.15">
                <text:p text:id="Sheet1.L18:Sheet1.L21">248.15</text:p>
              </table:table-cell>
              <table:table-cell office:value-type="float" office:value="1.424">
                <text:p text:id="Sheet1.M18:Sheet1.M21">1.4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15">
                <text:p>273.15</text:p>
              </table:table-cell>
              <table:table-cell office:value-type="float" office:value="1.2929">
                <text:p>1.2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3.15">
                <text:p>293.15</text:p>
              </table:table-cell>
              <table:table-cell office:value-type="float" office:value="1.2047">
                <text:p>1.2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8.15">
                <text:p>498.15</text:p>
              </table:table-cell>
              <table:table-cell office:value-type="float" office:value="0.7083">
                <text:p>0.7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 chart:regression-type="power">
        <chart:symbol-image xlink:href="Pictures/100002000000000A0000000A9CD39ACD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image" chart:symbol-width="0.265cm" chart:symbol-height="0.265cm" chart:regression-type="power">
        <chart:symbol-image xlink:href="Pictures/100002000000000A0000000A9CD39ACD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text-properties style:font-style-name="Обычный" fo:font-size="1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67cm" svg:height="13.204cm" xlink:href=".." chart:class="chart:scatter" chart:style-name="ch1">
        <chart:title svg:x="5.003cm" svg:y="0.265cm" chart:style-name="ch2">
          <text:p>скор звук возд от темпер</text:p>
        </chart:title>
        <chart:plot-area chart:style-name="ch3" table:cell-range-address="'скор звук возд'.A4:'скор звук возд'.A19 'скор звук возд'.C4:'скор звук возд'.C19" svg:x="0.405cm" svg:y="1.032cm" svg:width="14.459cm" svg:height="11.845cm">
          <chart:axis chart:dimension="x" chart:name="primary-x" chart:style-name="ch4">
            <chart:title svg:x="7.828cm" svg:y="12.543cm" chart:style-name="ch5">
              <text:p>K</text:p>
            </chart:title>
            <chart:grid chart:style-name="ch6" chart:class="major"/>
          </chart:axis>
          <chart:axis chart:dimension="y" chart:name="primary-y" chart:style-name="ch4">
            <chart:title svg:x="0.304cm" svg:y="6.933cm" chart:style-name="ch7">
              <text:p>m/s</text:p>
            </chart:title>
            <chart:grid chart:style-name="ch6" chart:class="major"/>
          </chart:axis>
          <chart:series chart:style-name="ch8" chart:values-cell-range-address="'скор звук возд'.C4:'скор звук возд'.C19" chart:class="chart:scatter">
            <chart:domain table:cell-range-address="'скор звук возд'.A4:'скор звук возд'.A19"/>
            <chart:regression-curve chart:style-name="ch9">
              <chart:equation chart:display-r-square="true" svg:x="2.927cm" svg:y="0.719cm" chart:style-name="ch10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15">
                <text:p text:id="'скор звук возд'.A4:'скор звук возд'.A19">123.15</text:p>
              </table:table-cell>
              <table:table-cell office:value-type="float" office:value="216.7">
                <text:p text:id="'скор звук возд'.C4:'скор звук возд'.C19">216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3.15">
                <text:p>173.15</text:p>
              </table:table-cell>
              <table:table-cell office:value-type="float" office:value="263.7">
                <text:p>26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15">
                <text:p>223.15</text:p>
              </table:table-cell>
              <table:table-cell office:value-type="float" office:value="299.3">
                <text:p>29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.15">
                <text:p>253.15</text:p>
              </table:table-cell>
              <table:table-cell office:value-type="float" office:value="318.8">
                <text:p>31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.15">
                <text:p>263.15</text:p>
              </table:table-cell>
              <table:table-cell office:value-type="float" office:value="325.1">
                <text:p>32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15">
                <text:p>273.15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15">
                <text:p>283.15</text:p>
              </table:table-cell>
              <table:table-cell office:value-type="float" office:value="337.3">
                <text:p>33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343.1">
                <text:p>34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.15">
                <text:p>303.15</text:p>
              </table:table-cell>
              <table:table-cell office:value-type="float" office:value="348.9">
                <text:p>34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.15">
                <text:p>323.15</text:p>
              </table:table-cell>
              <table:table-cell office:value-type="float" office:value="360.3">
                <text:p>36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3.15">
                <text:p>373.15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3.15">
                <text:p>473.1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.15">
                <text:p>573.15</text:p>
              </table:table-cell>
              <table:table-cell office:value-type="float" office:value="479.8">
                <text:p>47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.15">
                <text:p>673.1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3.15">
                <text:p>773.15</text:p>
              </table:table-cell>
              <table:table-cell office:value-type="float" office:value="557.3">
                <text:p>55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3.15">
                <text:p>1273.15</text:p>
              </table:table-cell>
              <table:table-cell office:value-type="float" office:value="715.2">
                <text:p>71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 chart:regression-type="exponential">
        <chart:symbol-image xlink:href="Pictures/100002000000000A0000000A9CD39ACD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image" chart:symbol-width="0.265cm" chart:symbol-height="0.265cm" chart:regression-type="exponential">
        <chart:symbol-image xlink:href="Pictures/100002000000000A0000000A9CD39ACD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94cm" svg:height="11.061cm" xlink:href=".." chart:class="chart:scatter" chart:style-name="ch1">
        <chart:title svg:x="3.73cm" svg:y="0.222cm" chart:style-name="ch2">
          <text:p>давление от высоты</text:p>
        </chart:title>
        <chart:plot-area chart:style-name="ch3" table:cell-range-address="'скор звук возд'.A36:'скор звук возд'.A50 'скор звук возд'.C36:'скор звук возд'.C50" svg:x="0.265cm" svg:y="0.946cm" svg:width="11.196cm" svg:height="9.874cm">
          <chart:axis chart:dimension="x" chart:name="primary-x" chart:style-name="ch4">
            <chart:title svg:x="6.043cm" svg:y="10.443cm" chart:style-name="ch5">
              <text:p>м</text:p>
            </chart:title>
            <chart:grid chart:style-name="ch6" chart:class="major"/>
          </chart:axis>
          <chart:axis chart:dimension="y" chart:name="primary-y" chart:style-name="ch4">
            <chart:title svg:x="0.234cm" svg:y="5.795cm" chart:style-name="ch7">
              <text:p>Па</text:p>
            </chart:title>
            <chart:grid chart:style-name="ch6" chart:class="major"/>
          </chart:axis>
          <chart:series chart:style-name="ch8" chart:values-cell-range-address="'скор звук возд'.C36:'скор звук возд'.C50" chart:class="chart:scatter">
            <chart:domain table:cell-range-address="'скор звук возд'.A36:'скор звук возд'.A50"/>
            <chart:regression-curve chart:style-name="ch9">
              <chart:equation chart:display-r-square="true" svg:x="5.774cm" svg:y="1.937cm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скор звук возд'.A36:'скор звук возд'.A50">0</text:p>
              </table:table-cell>
              <table:table-cell office:value-type="float" office:value="101325">
                <text:p text:id="'скор звук возд'.C36:'скор звук возд'.C50">1013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0726">
                <text:p>100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129">
                <text:p>100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9876">
                <text:p>8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9501">
                <text:p>79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54048">
                <text:p>54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35652">
                <text:p>35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">
                <text:p>12000</text:p>
              </table:table-cell>
              <table:table-cell office:value-type="float" office:value="19399">
                <text:p>1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">
                <text:p>15000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00">
                <text:p>12000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 chart:regression-type="exponential">
        <chart:symbol-image xlink:href="Pictures/100002000000000A0000000A9CD39ACD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image" chart:symbol-width="0.265cm" chart:symbol-height="0.265cm" chart:regression-type="exponential">
        <chart:symbol-image xlink:href="Pictures/100002000000000A0000000A9CD39ACD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83cm" svg:height="10.095cm" xlink:href=".." chart:class="chart:scatter" chart:style-name="ch1">
        <chart:title svg:x="3.951cm" svg:y="0.202cm" chart:style-name="ch2">
          <text:p>скор звук от высоты</text:p>
        </chart:title>
        <chart:plot-area chart:style-name="ch3" table:cell-range-address="'скор звук возд'.F36:'скор звук возд'.G52" svg:x="0.281cm" svg:y="0.906cm" svg:width="11.561cm" svg:height="8.988cm">
          <chart:axis chart:dimension="x" chart:name="primary-x" chart:style-name="ch4">
            <chart:title svg:x="6.215cm" svg:y="9.497cm" chart:style-name="ch5">
              <text:p>m</text:p>
            </chart:title>
            <chart:grid chart:style-name="ch6" chart:class="major"/>
          </chart:axis>
          <chart:axis chart:dimension="y" chart:name="primary-y" chart:style-name="ch4">
            <chart:title svg:x="0.242cm" svg:y="5.378cm" chart:style-name="ch7">
              <text:p>m/s</text:p>
            </chart:title>
            <chart:grid chart:style-name="ch6" chart:class="major"/>
          </chart:axis>
          <chart:series chart:style-name="ch8" chart:values-cell-range-address="'скор звук возд'.G36:'скор звук возд'.G52" chart:class="chart:scatter">
            <chart:domain table:cell-range-address="'скор звук возд'.F36:'скор звук возд'.F52"/>
            <chart:regression-curve chart:style-name="ch9">
              <chart:equation chart:display-r-square="true" svg:x="5.106cm" svg:y="1.414cm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скор звук возд'.F36:'скор звук возд'.F52">0</text:p>
              </table:table-cell>
              <table:table-cell office:value-type="float" office:value="340.29">
                <text:p text:id="'скор звук возд'.G36:'скор звук возд'.G52">340.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40.1">
                <text:p>34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39.91">
                <text:p>339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39.53">
                <text:p>339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39.14">
                <text:p>339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338.76">
                <text:p>338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38.38">
                <text:p>338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337.98">
                <text:p>337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337.6">
                <text:p>33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337.21">
                <text:p>337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336.82">
                <text:p>336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336.43">
                <text:p>336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320.54">
                <text:p>320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